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1">
      <style:paragraph-properties fo:margin-top="0cm" fo:margin-bottom="0cm"/>
    </style:style>
    <style:style style:name="P4" style:family="paragraph" style:parent-style-name="Text_20_body" style:list-style-name="L2">
      <style:paragraph-properties fo:margin-top="0cm" fo:margin-bottom="0cm"/>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is-list-header="true">Действия (Actions)</text:h>
      <text:p text:style-name="Text_20_body">Редактор MPS имеет весьма практичную политику действий по созданию узлов по умолчанию. Но когда вам требуется настроить их, вам нужно работать с языком действийю. Этот язык так же используется что бы определить действия Левое преобразование (Left Transform) и Правое преобразование (Right Transform) <text:s/>(RT/LT-действия для краткости), которые позволяют <text:s/>редактировать бинарные операции текстоподобным образом.</text:p>
      <text:h text:style-name="Heading_20_2" text:outline-level="2" text:is-list-header="true"><text:bookmark text:name="EditorActions-SubstituteActions"/><text:bookmark text:name="EditorActions-substituteactions"/>Дейсвия подстановки (Substitute Actions)</text:h>
      <text:p text:style-name="Text_20_body">Действия подстановки — это действия которые доступны когда вы нажимаете Ctrl+Space в редакторе. MPS имеет следующее поведение по умолчанию для них:</text:p>
      <text:list xml:id="list578000670" text:style-name="L1">
        <text:list-item>
          <text:p text:style-name="P3">Если выделение находится внутри позиции, которая позволяет подстановку концепта A, тогда все возможные подконцепты A будут доступны в меню автодополнения;</text:p>
        </text:list-item>
        <text:list-item>
          <text:p text:style-name="P3">Все абстрактные концепты будут исключены;</text:p>
        </text:list-item>
        <text:list-item>
          <text:p text:style-name="P3">Все концепты со свойством <text:s/>dontSubstituteByDefault будут удалены</text:p>
        </text:list-item>
        <text:list-item>
          <text:p text:style-name="P3">Все концепты для котрых ограничение 'can be a child' (может быть ребенком) возвращает false будут исключены;</text:p>
        </text:list-item>
        <text:list-item>
          <text:p text:style-name="P3">Все концепты для которых ограничение 'can be a parent' (может быть родителем) узла родителя возвращает false будут исключены;</text:p>
        </text:list-item>
        <text:list-item>
          <text:p text:style-name="P1">Если у концепта есть ссылка 1:1, то он не будет добавлен в меню автодополнения. Вместо этого элемент меню будет добавлен на каждый узел в области видимости данной ссылки. Будем называть такие элементы — умная ссылка. </text:p>
        </text:list-item>
      </text:list>
      <text:p text:style-name="Text_20_body">Когда вы хотите настроить это поведение, вы должны создать корень действий подстановки узла (node substitute action). В нем вы можете создать конструкторы для действий подстановки. Каждый из них имеет концепт подставляемого узла, в который можно ввести имя концепта который вы хотите подставить. Он имеет условие; когда это условие удовлетворено, действия будет добавлены в меню автодополнения. Так же часть действия в которой определяется его поведение. Каждое действие имеет асциированный с ним концепт который может использоваться для фильтрации действий (смотри удалить по условию (remove by condition)).</text:p>
      <text:h text:style-name="Heading_20_3" text:outline-level="3" text:is-list-header="true">Добавить концепт</text:h>
      <text:p text:style-name="Text_20_body">Если концепт не доступен по умолчанию вы можете добавить его <text:s/>при помощи конструкции 'add concept'.</text:p>
      <text:h text:style-name="Heading_20_3" text:outline-level="3" text:is-list-header="true">Удалить стандартные</text:h>
      <text:p text:style-name="Text_20_body">Используйте данную конструкцию если вы хотите полностью заменить действия по молчанию. Она удаляет все действия по умолчанию и добавляет только те действия которые определены в языке действий.</text:p>
      <text:h text:style-name="Heading_20_3" text:outline-level="3" text:is-list-header="true"><text:bookmark text:name="EditorActions-RemoveByCondition"/><text:bookmark text:name="EditorActions-substituteremovebycondition"/>Remove By Condition</text:h>
      <text:p text:style-name="Text_20_body">Use this construct if you want to remove only some of the actions. It can be useful when you extend a language and want to remove some of its actions in a particular context.</text:p>
      <text:h text:style-name="Heading_20_3" text:outline-level="3" text:is-list-header="true"><text:bookmark text:name="EditorActions-Customitems"/><text:bookmark text:name="EditorActions-substitutecustomitems"/><text:soft-page-break/>Custom items</text:h>
      <text:p text:style-name="Text_20_body">If you aren't satisfied with default items, you can create your own. In this case you can override everything: output concept, matching text, description text, icon, and behavior on item invocation. When you create custom items, you have to specify output concept so it can be used to filter out your actions from extending language.</text:p>
      <text:h text:style-name="Heading_20_4" text:outline-level="4" text:is-list-header="true"><text:bookmark text:name="EditorActions-Simple"/><text:bookmark text:name="EditorActions-substitutesimple"/>Simple</text:h>
      <text:p text:style-name="Text_20_body">Simple item adds one item to substitute menu. You can specify all the properties of substitute action (matching text, description, icon etc). It can be useful for entering literals (boolean, integer, float, string, char).</text:p>
      <text:h text:style-name="Heading_20_4" text:outline-level="4" text:is-list-header="true"><text:bookmark text:name="EditorActions-Parametrized"/><text:bookmark text:name="EditorActions-substituteparametrized"/>Parametrized</text:h>
      <text:p text:style-name="Text_20_body">This concept allows you to create an item in substitute menu based on a query. A query should return a list of something. For example, if you want to create completion for files in a directory, you can use it. This concept is similar to simple item but it has additional parameter parameterObject in all of its blocks.</text:p>
      <text:h text:style-name="Heading_20_4" text:outline-level="4" text:is-list-header="true"><text:bookmark text:name="EditorActions-Wrapper"/><text:bookmark text:name="EditorActions-substitutewrapper"/>Wrapper</text:h>
      <text:p text:style-name="Text_20_body">Sometimes we want to add all the completion items from a context of one type of concepts into a context of other concepts. Let's consider a couple of examples from baseLanguage. For example, we want to see all available items for expression in statement's context, since we may wrap all of them in ExpressionStatement. Or we can add all items of Type's completion menu, since we can create a local variable declaration. Wrapper blocks has a concept from whose context we want to add completion items. It also has a wrapper block with a nodeToWrap parameter, which the author of wrapper block should wrap.</text:p>
      <text:h text:style-name="Heading_20_4" text:outline-level="4" text:is-list-header="true"><text:bookmark text:name="EditorActions-ConceptsMenu"/><text:bookmark text:name="EditorActions-substituteconceptsmenu"/>Concepts Menu</text:h>
      <text:p text:style-name="Text_20_body">Sometimes you want to add items for subconcepts of a particular item but want to override its handler. Concepts menu block allows you to do so.</text:p>
      <text:h text:style-name="Heading_20_4" text:outline-level="4" text:is-list-header="true"><text:bookmark text:name="EditorActions-Generic"/><text:bookmark text:name="EditorActions-substitutegeneric"/>Generic</text:h>
      <text:p text:style-name="Text_20_body">If the above actions are not suitable, you can resort to generic item. It has a block which returns a list of INodeSubstitueAction items.</text:p>
      <text:h text:style-name="Heading_20_2" text:outline-level="2" text:is-list-header="true"><text:bookmark text:name="EditorActions-SideTransformActions"/><text:bookmark text:name="EditorActions-sidetransform"/>Side Transform Actions</text:h>
      <text:p text:style-name="Text_20_body">When you edit code in a text editor, you can type it either from left to right:</text:p>
      <text:p text:style-name="Quotations">1 &lt;caret&gt; press +<text:line-break/>1+&lt;caret&gt; press 2<text:line-break/>1+2&lt;caret&gt;</text:p>
      <text:p text:style-name="Text_20_body">or from right to left</text:p>
      <text:p text:style-name="Quotations">&lt;caret&gt;1 press 2<text:line-break/>2&lt;caret&gt;1 press +<text:line-break/>2+&lt;caret&gt;1</text:p>
      <text:p text:style-name="Text_20_body">In order to emulate this behavior, MPS has side transform actions: left and right transforms. They <text:soft-page-break/>allow you to create actions which will be available when you type on left or right part of your cell. For example, in MPS you can do the following:</text:p>
      <text:p text:style-name="Quotations">1&lt;caret&gt; press + (red cell with + inside appears)<text:line-break/>1+&lt;caret&gt; press 2 (red cell disappear)<text:line-break/>1+2&lt;caret&gt;</text:p>
      <text:p text:style-name="Text_20_body">or the following:</text:p>
      <text:p text:style-name="Quotations">&lt;caret&gt;1 press + (red cell with + inside appears)<text:line-break/>+&lt;caret&gt;1 press 2 (red cell disappear)<text:line-break/>2&lt;caret&gt;+1</text:p>
      <text:p text:style-name="Text_20_body">The first case is called right transform. The second case is called left transform.</text:p>
      <text:p text:style-name="Text_20_body">In order to create transformation actions you have to create transform menu actions root. Inside it, you can create transform action builders. You can specify the following:</text:p>
      <text:list xml:id="list1742122938" text:style-name="L2">
        <text:list-item>
          <text:p text:style-name="P4">whether it is left or right transform </text:p>
        </text:list-item>
        <text:list-item>
          <text:p text:style-name="P4">a concept which instance you want to transform </text:p>
        </text:list-item>
        <text:list-item>
          <text:p text:style-name="P2">a condition which defines where your actions will be applicable </text:p>
        </text:list-item>
      </text:list>
      <text:h text:style-name="Heading_20_3" text:outline-level="3" text:is-list-header="true"><text:bookmark text:name="EditorActions-Addcustomitems"/><text:bookmark text:name="EditorActions-sidetransformcustom"/>Add custom items</text:h>
      <text:p text:style-name="Text_20_body">Custom items is similar to its counterpart in substitute actions part of a language. It allows you to add either one or many items to menu. Let's consider them in detail.</text:p>
      <text:h text:style-name="Heading_20_4" text:outline-level="4" text:is-list-header="true"><text:bookmark text:name="EditorActions-Simpleitem"/><text:bookmark text:name="EditorActions-sidetransformsimple"/>Simple item</text:h>
      <text:p text:style-name="Text_20_body">Simple item adds an item with matching text, description, icon, and substitute handler.</text:p>
      <text:h text:style-name="Heading_20_4" text:outline-level="4" text:is-list-header="true"><text:bookmark text:name="EditorActions-Parametrizeditem."/><text:bookmark text:name="EditorActions-sidetransformparametrized"/>Parametrized item.</text:h>
      <text:p text:style-name="Text_20_body">Parametrized item adds a group of items based on a query which returning a list of something. It's similar to simple item but has additional parameterObject parameter in every block.</text:p>
      <text:h text:style-name="Heading_20_3" text:outline-level="3" text:is-list-header="true"><text:bookmark text:name="EditorActions-Addconcept1"/><text:bookmark text:name="EditorActions-sidetransformaddconcept"/>Add concept</text:h>
      <text:p text:style-name="Text_20_body">Add concept adds an item for every non-abstract subconcept of a specified concept. This item has a handler block where you can replace sourceNode with a newly created node. For example, this is useful when you want to create a transformation for each subconcept of a BinaryOperation, such as +, -, *, or /. The code for replacing sourceNode is the same in each of these cases - the only difference is the resulting concept.</text:p>
      <text:h text:style-name="Heading_20_3" text:outline-level="3" text:is-list-header="true"><text:bookmark text:name="EditorActions-Includetransformfor"/><text:bookmark text:name="EditorActions-sidetransforminclude"/>Include transform for</text:h>
      <text:p text:style-name="Text_20_body">This construct allows you to include all the right transform action associated with a particular node.</text:p>
      <text:h text:style-name="Heading_20_3" text:outline-level="3" text:is-list-header="true"><text:bookmark text:name="EditorActions-RemoveByCondition1"/><text:bookmark text:name="EditorActions-sidetransformremovebycondition"/>Remove By Condition</text:h>
      <text:p text:style-name="Text_20_body">This allows you to filter actions in case of a language extension.</text:p>
      <text:h text:style-name="Heading_20_3" text:outline-level="3" text:is-list-header="true"><text:bookmark text:name="EditorActions-RemoveConcept"/><text:bookmark text:name="EditorActions-sidetransformremoveconcept"/>Remove Concept</text:h>
      <text:p text:style-name="Text_20_body">This allows you remove all the actions associated with a particular concept.</text:p>
      <text:h text:style-name="Heading_20_2" text:outline-level="2" text:is-list-header="true"><text:bookmark text:name="EditorActions-NodeFactories"/><text:bookmark text:name="EditorActions-sidetransformnodefactories"/><text:soft-page-break/>Node Factories</text:h>
      <text:p text:style-name="Text_20_body"><text:bookmark text:name="EditorActions-nodefactories"/>When you have a baseLanguage expression selected, press Ctrl+Space on it and choose (expr). You will have your expressions surrounded by parenthesis. Node factories allows you to implement this and similar functionality by customizing instantiation of a new node. In order to create node factory, you first have to create a new node factories root node. Inside of this root you can create node factories for concepts. Each node factory consists of node creation block which has the following parameters: newNode (created node), sampleNode (currently substituted node; can be null), enclosing node (a node which will be a parent of newNode), and a model.</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class="text" style:default-outline-level="1">
      <style:text-properties style:font-name="Liberation Serif"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Title" style:next-style-name="Text_20_body" style:class="text" style:default-outline-level="2">
      <style:text-properties style:font-name="Liberation Serif" fo:font-size="18pt" fo:font-weight="bold" style:font-name-asian="DejaVu Sans" style:font-size-asian="18pt" style:font-weight-asian="bold" style:font-name-complex="DejaVu Sans" style:font-size-complex="18pt" style:font-weight-complex="bold"/>
    </style:style>
    <style:style style:name="Heading_20_3" style:display-name="Heading 3" style:family="paragraph" style:parent-style-name="Title" style:next-style-name="Text_20_body" style:class="text" style:default-outline-level="3">
      <style:text-properties style:font-name="Liberation Serif" fo:font-size="14pt" fo:font-weight="bold" style:font-name-asian="DejaVu Sans" style:font-size-asian="14pt" style:font-weight-asian="bold" style:font-name-complex="DejaVu Sans" style:font-size-complex="14pt" style:font-weight-complex="bold"/>
    </style:style>
    <style:style style:name="Heading_20_4" style:display-name="Heading 4" style:family="paragraph" style:parent-style-name="Title" style:next-style-name="Text_20_body" style:class="text" style:default-outline-level="4">
      <style:text-properties style:font-name="Liberation Serif" fo:font-size="12pt" fo:font-weight="bold" style:font-name-asian="DejaVu Sans" style:font-size-asian="12pt" style:font-weight-asian="bold" style:font-name-complex="DejaVu Sans" style:font-size-complex="12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2-25T15:57:40</meta:creation-date>
    <dc:date>2009-12-25T17:37:39</dc:date>
    <meta:editing-duration>PT01H34M01S</meta:editing-duration>
    <meta:editing-cycles>18</meta:editing-cycles>
    <meta:generator>OpenOffice.org/3.0$Linux OpenOffice.org_project/300m15$Build-9379</meta:generator>
    <meta:document-statistic meta:table-count="0" meta:image-count="0" meta:object-count="0" meta:page-count="4" meta:paragraph-count="59" meta:word-count="1163" meta:character-count="7232"/>
    <meta:user-defined meta:name="Поле 1"/>
    <meta:user-defined meta:name="Поле 2"/>
    <meta:user-defined meta:name="Поле 3"/>
    <meta:user-defined meta:name="Поле 4"/>
  </office:meta>
</office:document-meta>
</file>